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Text_20_body">
      <style:text-properties officeooo:paragraph-rsid="0016ad09"/>
    </style:style>
    <style:style style:name="P11" style:family="paragraph" style:parent-style-name="Text_20_body">
      <style:text-properties officeooo:rsid="00184554" officeooo:paragraph-rsid="00184554"/>
    </style:style>
    <style:style style:name="P12" style:family="paragraph" style:parent-style-name="Text_20_body">
      <style:text-properties officeooo:rsid="00185db7" officeooo:paragraph-rsid="00185db7"/>
    </style:style>
    <style:style style:name="P13" style:family="paragraph" style:parent-style-name="Text_20_body">
      <style:text-properties officeooo:rsid="00185db7" officeooo:paragraph-rsid="0019c029"/>
    </style:style>
    <style:style style:name="P14" style:family="paragraph" style:parent-style-name="Text_20_body">
      <style:text-properties officeooo:rsid="001ad7e8" officeooo:paragraph-rsid="001ad7e8"/>
    </style:style>
    <style:style style:name="P15" style:family="paragraph" style:parent-style-name="Text_20_body">
      <style:text-properties officeooo:rsid="001d15b3" officeooo:paragraph-rsid="001d15b3"/>
    </style:style>
    <style:style style:name="P16" style:family="paragraph" style:parent-style-name="Text_20_body">
      <style:text-properties officeooo:rsid="001fe2a7" officeooo:paragraph-rsid="001fe2a7"/>
    </style:style>
    <style:style style:name="P17" style:family="paragraph" style:parent-style-name="Text_20_body">
      <style:text-properties officeooo:rsid="00207de6" officeooo:paragraph-rsid="00207de6"/>
    </style:style>
    <style:style style:name="P18" style:family="paragraph" style:parent-style-name="Text_20_body">
      <style:text-properties officeooo:rsid="0024202b" officeooo:paragraph-rsid="0024202b"/>
    </style:style>
    <style:style style:name="P19" style:family="paragraph" style:parent-style-name="Text_20_body">
      <style:text-properties officeooo:rsid="00257a93" officeooo:paragraph-rsid="00257a93"/>
    </style:style>
    <style:style style:name="P20" style:family="paragraph" style:parent-style-name="Text_20_body">
      <style:text-properties officeooo:rsid="0027ba9b" officeooo:paragraph-rsid="0027ba9b"/>
    </style:style>
    <style:style style:name="P21" style:family="paragraph" style:parent-style-name="Text_20_body">
      <style:text-properties officeooo:rsid="0030949e" officeooo:paragraph-rsid="0030949e"/>
    </style:style>
    <style:style style:name="P22" style:family="paragraph" style:parent-style-name="Heading_20_1">
      <style:text-properties officeooo:paragraph-rsid="00059970"/>
    </style:style>
    <style:style style:name="P23" style:family="paragraph" style:parent-style-name="Heading_20_1">
      <style:text-properties officeooo:paragraph-rsid="00078eb4"/>
    </style:style>
    <style:style style:name="P24" style:family="paragraph" style:parent-style-name="Heading_20_1">
      <style:text-properties officeooo:paragraph-rsid="000e02d1"/>
    </style:style>
    <style:style style:name="P25" style:family="paragraph" style:parent-style-name="Heading_20_1">
      <style:text-properties officeooo:paragraph-rsid="001098e1"/>
    </style:style>
    <style:style style:name="P26" style:family="paragraph" style:parent-style-name="Heading_20_1">
      <style:text-properties officeooo:paragraph-rsid="00122ed4"/>
    </style:style>
    <style:style style:name="P27" style:family="paragraph" style:parent-style-name="Heading_20_1">
      <style:text-properties officeooo:paragraph-rsid="0014bf5e"/>
    </style:style>
    <style:style style:name="P28" style:family="paragraph" style:parent-style-name="Heading_20_1">
      <style:text-properties officeooo:paragraph-rsid="0016ad09"/>
    </style:style>
    <style:style style:name="P29" style:family="paragraph" style:parent-style-name="Heading_20_1">
      <style:text-properties officeooo:paragraph-rsid="00184554"/>
    </style:style>
    <style:style style:name="P30" style:family="paragraph" style:parent-style-name="Heading_20_1">
      <style:text-properties officeooo:paragraph-rsid="00185db7"/>
    </style:style>
    <style:style style:name="P31" style:family="paragraph" style:parent-style-name="Heading_20_1">
      <style:text-properties officeooo:paragraph-rsid="0019c029"/>
    </style:style>
    <style:style style:name="P32" style:family="paragraph" style:parent-style-name="Heading_20_1">
      <style:text-properties officeooo:paragraph-rsid="001ad7e8"/>
    </style:style>
    <style:style style:name="P33" style:family="paragraph" style:parent-style-name="Heading_20_1">
      <style:text-properties officeooo:paragraph-rsid="001bed90"/>
    </style:style>
    <style:style style:name="P34" style:family="paragraph" style:parent-style-name="Heading_20_1">
      <style:text-properties officeooo:paragraph-rsid="001fe2a7"/>
    </style:style>
    <style:style style:name="P35" style:family="paragraph" style:parent-style-name="Heading_20_1">
      <style:text-properties officeooo:paragraph-rsid="00207de6"/>
    </style:style>
    <style:style style:name="P36" style:family="paragraph" style:parent-style-name="Heading_20_1">
      <style:text-properties officeooo:paragraph-rsid="0024202b"/>
    </style:style>
    <style:style style:name="P37" style:family="paragraph" style:parent-style-name="Heading_20_1">
      <style:text-properties officeooo:paragraph-rsid="00257a93"/>
    </style:style>
    <style:style style:name="P38" style:family="paragraph" style:parent-style-name="Heading_20_1">
      <style:text-properties officeooo:paragraph-rsid="0027ba9b"/>
    </style:style>
    <style:style style:name="P39" style:family="paragraph" style:parent-style-name="Heading_20_1">
      <style:text-properties officeooo:paragraph-rsid="0030949e"/>
    </style:style>
    <style:style style:name="P40" style:family="paragraph" style:parent-style-name="Heading_20_1">
      <style:text-properties officeooo:paragraph-rsid="0030cbc3"/>
    </style:style>
    <style:style style:name="P41" style:family="paragraph" style:parent-style-name="Heading_20_1">
      <style:text-properties officeooo:paragraph-rsid="00330c91"/>
    </style:style>
    <style:style style:name="P42" style:family="paragraph" style:parent-style-name="Text_20_body">
      <style:text-properties officeooo:rsid="0030cbc3" officeooo:paragraph-rsid="0030cbc3"/>
    </style:style>
    <style:style style:name="P43" style:family="paragraph" style:parent-style-name="Text_20_body">
      <style:text-properties officeooo:rsid="00330c91" officeooo:paragraph-rsid="00330c91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  <style:style style:name="T19" style:family="text">
      <style:text-properties officeooo:rsid="00185db7"/>
    </style:style>
    <style:style style:name="T20" style:family="text">
      <style:text-properties officeooo:rsid="0019c029"/>
    </style:style>
    <style:style style:name="T21" style:family="text">
      <style:text-properties officeooo:rsid="001ad7e8"/>
    </style:style>
    <style:style style:name="T22" style:family="text">
      <style:text-properties officeooo:rsid="001bed90"/>
    </style:style>
    <style:style style:name="T23" style:family="text">
      <style:text-properties officeooo:rsid="001dda01"/>
    </style:style>
    <style:style style:name="T24" style:family="text">
      <style:text-properties officeooo:rsid="001eb412"/>
    </style:style>
    <style:style style:name="T25" style:family="text">
      <style:text-properties officeooo:rsid="001fe2a7"/>
    </style:style>
    <style:style style:name="T26" style:family="text">
      <style:text-properties officeooo:rsid="00207de6"/>
    </style:style>
    <style:style style:name="T27" style:family="text">
      <style:text-properties officeooo:rsid="0020d408"/>
    </style:style>
    <style:style style:name="T28" style:family="text">
      <style:text-properties officeooo:rsid="0023ee94"/>
    </style:style>
    <style:style style:name="T29" style:family="text">
      <style:text-properties officeooo:rsid="0024202b"/>
    </style:style>
    <style:style style:name="T30" style:family="text">
      <style:text-properties officeooo:rsid="0024801f"/>
    </style:style>
    <style:style style:name="T31" style:family="text">
      <style:text-properties officeooo:rsid="00257a93"/>
    </style:style>
    <style:style style:name="T32" style:family="text">
      <style:text-properties officeooo:rsid="0026ab02"/>
    </style:style>
    <style:style style:name="T33" style:family="text">
      <style:text-properties officeooo:rsid="0027ba9b"/>
    </style:style>
    <style:style style:name="T34" style:family="text">
      <style:text-properties officeooo:rsid="0029a858"/>
    </style:style>
    <style:style style:name="T35" style:family="text">
      <style:text-properties officeooo:rsid="002acaa9"/>
    </style:style>
    <style:style style:name="T36" style:family="text">
      <style:text-properties officeooo:rsid="002bce96"/>
    </style:style>
    <style:style style:name="T37" style:family="text">
      <style:text-properties officeooo:rsid="002fffd5"/>
    </style:style>
    <style:style style:name="T38" style:family="text">
      <style:text-properties officeooo:rsid="0030949e"/>
    </style:style>
    <style:style style:name="T39" style:family="text">
      <style:text-properties officeooo:rsid="0030cbc3"/>
    </style:style>
    <style:style style:name="T40" style:family="text">
      <style:text-properties officeooo:rsid="00330c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22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23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24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25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26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27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28" text:outline-level="1"><text:span text:style-name="T17">20</text:span>/02/2024 – <text:span text:style-name="T17">09:24</text:span></text:h>
      <text:p text:style-name="P10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29" text:outline-level="1"><text:soft-page-break/><text:span text:style-name="T17">20</text:span>/02/2024 – <text:span text:style-name="T18">11:13</text:span></text:h>
      <text:p text:style-name="P11">Légère modification de la transformation. Pause dans le développement du système de transformation jusqu’à nouvel ordre.</text:p>
      <text:h text:style-name="P30" text:outline-level="1"><text:span text:style-name="T17">20</text:span>/02/2024 – 1<text:span text:style-name="T19">6</text:span>:<text:span text:style-name="T19">24</text:span></text:h>
      <text:p text:style-name="P12">Amélioration du HUD, en vue du début de développement de logiciel demandant une bonne HUD.</text:p>
      <text:h text:style-name="P31" text:outline-level="1"><text:span text:style-name="T17">20</text:span>/02/2024 – 1<text:span text:style-name="T20">9</text:span>:<text:span text:style-name="T19">2</text:span><text:span text:style-name="T20">1</text:span></text:h>
      <text:p text:style-name="P13">Amélioration du HUD, <text:span text:style-name="T20">en ajoutant quelques fonctions pratiques.</text:span></text:p>
      <text:h text:style-name="P32" text:outline-level="1"><text:span text:style-name="T17">2</text:span><text:span text:style-name="T21">6</text:span>/02/2024 – 1<text:span text:style-name="T21">3</text:span>:<text:span text:style-name="T21">3</text:span><text:span text:style-name="T20">1</text:span></text:h>
      <text:p text:style-name="P14">Ajout de Basix pour les fonctions de base, avec gestion d’images et d’autres fonctions systèmes. Création du mod Turtle pour tester le système d’images, et création de mods privées.</text:p>
      <text:h text:style-name="P33" text:outline-level="1"><text:span text:style-name="T22">02</text:span>/0<text:span text:style-name="T22">3</text:span>/2024 – <text:span text:style-name="T22">22:</text:span><text:span text:style-name="T24">29</text:span></text:h>
      <text:p text:style-name="P15">Grosse modification des rotations de vecteurs, ainsi que de certains paramètres 3D, pour permettre l’implémentation d’un meilleur système de transformation. <text:span text:style-name="T23">Création du mod caché « VBO Maker » pour créer des modèles 3D sous la forme de VBOs.</text:span></text:p>
      <text:h text:style-name="P34" text:outline-level="1"><text:span text:style-name="T22">0</text:span><text:span text:style-name="T25">4</text:span>/0<text:span text:style-name="T22">3</text:span>/2024 – <text:span text:style-name="T25">19:05</text:span></text:h>
      <text:p text:style-name="P16">Mise à jour des bases du moteur (VAOs, textures et Shaders), pour préparer à l’arrivée des MOBs, et faciliter l’utilisation du moteur aux autres développeurs. Ajout du mod MOB_Loader pour préparer à l’arrivée des MOBs. Modifications de certains paramètres Basix.</text:p>
      <text:h text:style-name="P35" text:outline-level="1"><text:span text:style-name="T22">0</text:span><text:span text:style-name="T26">5</text:span>/0<text:span text:style-name="T22">3</text:span>/2024 –<text:span text:style-name="T26">22:3</text:span><text:span text:style-name="T28">7</text:span></text:h>
      <text:p text:style-name="P17">Début du développement des MOBs. Ajout du chunk « include », « data », « texture » et « vbos ». Texture implémenté (sous certains formats), et commencement de l’implémentation de VBOs. <text:span text:style-name="T27">Reformulation des VBOs dans model.h pour permettre une utilisation plus simple.</text:span></text:p>
      <text:h text:style-name="P36" text:outline-level="1"><text:span text:style-name="T29">10</text:span>/0<text:span text:style-name="T22">3</text:span>/2024 –<text:span text:style-name="T29">18:</text:span><text:span text:style-name="T30">57</text:span></text:h>
      <text:p text:style-name="P18">Grosse avancée sur les MOBs, qui peuvent maintenant remplacer en partie le dossier assets. Ajout du mod P_Army, pour pouvoir tester plein de trucs 3D avec un thème que j’aime bien : l’armée. Ajout du P_Tank, représentant un char de combat.</text:p>
      <text:h text:style-name="P37" text:outline-level="1">1<text:span text:style-name="T31">1</text:span>/0<text:span text:style-name="T22">3</text:span>/2024 –1<text:span text:style-name="T31">4:05</text:span></text:h>
      <text:p text:style-name="P19">Dernier commit avant Matix9, modification du projet pour convenir à la nouvelle version de <text:span text:style-name="T32">Basix</text:span>.</text:p>
      <text:h text:style-name="P38" text:outline-level="1"><text:soft-page-break/>1<text:span text:style-name="T33">8</text:span>/0<text:span text:style-name="T22">3</text:span>/2024 –1<text:span text:style-name="T37">5</text:span><text:span text:style-name="T31">:</text:span><text:span text:style-name="T37">3</text:span><text:span text:style-name="T31">5</text:span></text:h>
      <text:p text:style-name="P20">Succession d’oublis de remplir le carnet de note :&lt;. <text:span text:style-name="T34">Grosse amélioration de l’HUD pour permettre de faire une HUD fonctionnel et pratique </text:span><text:span text:style-name="T36">avec de bonnes transformations, textes, textures et boutons</text:span><text:span text:style-name="T34">. </text:span><text:span text:style-name="T35">Création d’une HUD d’accueil pour le mod P-Army.</text:span></text:p>
      <text:h text:style-name="P39" text:outline-level="1">1<text:span text:style-name="T33">8</text:span>/0<text:span text:style-name="T22">3</text:span>/2024 –<text:span text:style-name="T38">22</text:span><text:span text:style-name="T31">:</text:span><text:span text:style-name="T38">08</text:span></text:h>
      <text:p text:style-name="P21">Quelques difficultés à élaborer plus le système d’HUD sans normes précises, il sera important de les définir, et vite.</text:p>
      <text:h text:style-name="P40" text:outline-level="1">1<text:span text:style-name="T39">9</text:span>/0<text:span text:style-name="T22">3</text:span>/2024 – <text:span text:style-name="T39">14:56</text:span></text:h>
      <text:p text:style-name="P42">Système de scaling de l’HUD terminé, malgré quelques optimisations à ajouter, la base est là. Application de nombreuses normes pour simplifier le système.</text:p>
      <text:h text:style-name="P41" text:outline-level="1"><text:span text:style-name="T40">20</text:span>/0<text:span text:style-name="T22">3</text:span>/2024 – <text:span text:style-name="T40">15:05</text:span></text:h>
      <text:p text:style-name="P43">Grosses avancées sur l’HUD, avec un nouveau système d’offset pour le texte, des shaders améliorés, et la possibilité d’avoir un exemple avec le HUD P-Army, réalisé en collaboration avec un ami nommé « Xonix 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3-20T15:03:51.666000000</dc:date>
    <meta:editing-duration>PT49M4S</meta:editing-duration>
    <meta:editing-cycles>51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45" meta:word-count="618" meta:character-count="4088" meta:non-whitespace-character-count="3500"/>
  </office:meta>
</office:document-meta>
</file>